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20000007276BE74B161CAE11D.png" manifest:media-type="image/png"/>
  <manifest:file-entry manifest:full-path="Pictures/1000067600000BD200000BD2003AE25052725CA2.svg" manifest:media-type="image/svg+xml"/>
  <manifest:file-entry manifest:full-path="Pictures/100002010000007200000072425FE47349E06983.png" manifest:media-type="image/png"/>
  <manifest:file-entry manifest:full-path="Pictures/10000201000000720000007208BD5007F24F3797.png" manifest:media-type="image/png"/>
  <manifest:file-entry manifest:full-path="Pictures/1000067600000BD200000BD2F3F7BC56DA8AA5FE.svg" manifest:media-type="image/svg+xml"/>
  <manifest:file-entry manifest:full-path="Pictures/1000067600000BD200000BD2907F1950BB83E6E1.svg" manifest:media-type="image/svg+xml"/>
  <manifest:file-entry manifest:full-path="Pictures/1000067600000BD200000BD24D5F545324949E1B.svg" manifest:media-type="image/svg+xml"/>
  <manifest:file-entry manifest:full-path="Pictures/1000020100000072000000729ABE0C4ED8C397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cdec" officeooo:paragraph-rsid="0008cd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Kép3" text:anchor-type="char" svg:x="8.775cm" svg:y="1.572cm" svg:width="3.027cm" svg:height="3.027cm" draw:z-index="0"><draw:image xlink:href="Pictures/1000067600000BD200000BD2003AE25052725CA2.svg" xlink:type="simple" xlink:show="embed" xlink:actuate="onLoad" loext:mime-type="image/svg+xml"/><draw:image xlink:href="Pictures/100002010000007200000072425FE47349E06983.png" xlink:type="simple" xlink:show="embed" xlink:actuate="onLoad" loext:mime-type="image/png"/></draw:frame><draw:frame draw:style-name="fr1" draw:name="Kép1" text:anchor-type="char" svg:x="-0.175cm" svg:y="1.538cm" svg:width="3.027cm" svg:height="3.027cm" draw:z-index="1"><draw:image xlink:href="Pictures/1000067600000BD200000BD2907F1950BB83E6E1.svg" xlink:type="simple" xlink:show="embed" xlink:actuate="onLoad" loext:mime-type="image/svg+xml"/><draw:image xlink:href="Pictures/10000201000000720000007276BE74B161CAE11D.png" xlink:type="simple" xlink:show="embed" xlink:actuate="onLoad" loext:mime-type="image/png"/></draw:frame><draw:frame draw:style-name="fr1" draw:name="Kép5" text:anchor-type="char" svg:x="-0.093cm" svg:y="6.978cm" svg:width="3.027cm" svg:height="3.027cm" draw:z-index="2"><draw:image xlink:href="Pictures/1000067600000BD200000BD2907F1950BB83E6E1.svg" xlink:type="simple" xlink:show="embed" xlink:actuate="onLoad" loext:mime-type="image/svg+xml"/><draw:image xlink:href="Pictures/10000201000000720000007276BE74B161CAE11D.png" xlink:type="simple" xlink:show="embed" xlink:actuate="onLoad" loext:mime-type="image/png"/></draw:frame><draw:frame draw:style-name="fr1" draw:name="Kép2" text:anchor-type="char" svg:x="4.142cm" svg:y="1.556cm" svg:width="3.027cm" svg:height="3.027cm" draw:z-index="3"><draw:image xlink:href="Pictures/1000067600000BD200000BD24D5F545324949E1B.svg" xlink:type="simple" xlink:show="embed" xlink:actuate="onLoad" loext:mime-type="image/svg+xml"/><draw:image xlink:href="Pictures/1000020100000072000000729ABE0C4ED8C3970C.png" xlink:type="simple" xlink:show="embed" xlink:actuate="onLoad" loext:mime-type="image/png"/></draw:frame><draw:frame draw:style-name="fr1" draw:name="Kép6" text:anchor-type="char" svg:x="4.307cm" svg:y="7.047cm" svg:width="3.027cm" svg:height="3.027cm" draw:z-index="4"><draw:image xlink:href="Pictures/1000067600000BD200000BD24D5F545324949E1B.svg" xlink:type="simple" xlink:show="embed" xlink:actuate="onLoad" loext:mime-type="image/svg+xml"/><draw:image xlink:href="Pictures/1000020100000072000000729ABE0C4ED8C3970C.png" xlink:type="simple" xlink:show="embed" xlink:actuate="onLoad" loext:mime-type="image/png"/></draw:frame><draw:frame draw:style-name="fr1" draw:name="Kép7" text:anchor-type="char" svg:x="8.876cm" svg:y="7.078cm" svg:width="3.027cm" svg:height="3.027cm" draw:z-index="5"><draw:image xlink:href="Pictures/1000067600000BD200000BD2003AE25052725CA2.svg" xlink:type="simple" xlink:show="embed" xlink:actuate="onLoad" loext:mime-type="image/svg+xml"/><draw:image xlink:href="Pictures/100002010000007200000072425FE47349E06983.png" xlink:type="simple" xlink:show="embed" xlink:actuate="onLoad" loext:mime-type="image/png"/></draw:frame><draw:frame draw:style-name="fr1" draw:name="Kép4" text:anchor-type="char" svg:x="13.437cm" svg:y="1.489cm" svg:width="3.027cm" svg:height="3.027cm" draw:z-index="6"><draw:image xlink:href="Pictures/1000067600000BD200000BD2F3F7BC56DA8AA5FE.svg" xlink:type="simple" xlink:show="embed" xlink:actuate="onLoad" loext:mime-type="image/svg+xml"/><draw:image xlink:href="Pictures/10000201000000720000007208BD5007F24F3797.png" xlink:type="simple" xlink:show="embed" xlink:actuate="onLoad" loext:mime-type="image/png"/></draw:frame><draw:frame draw:style-name="fr1" draw:name="Kép8" text:anchor-type="char" svg:x="13.57cm" svg:y="7.161cm" svg:width="3.027cm" svg:height="3.027cm" draw:z-index="7"><draw:image xlink:href="Pictures/1000067600000BD200000BD2F3F7BC56DA8AA5FE.svg" xlink:type="simple" xlink:show="embed" xlink:actuate="onLoad" loext:mime-type="image/svg+xml"/><draw:image xlink:href="Pictures/10000201000000720000007208BD5007F24F3797.png" xlink:type="simple" xlink:show="embed" xlink:actuate="onLoad" loext:mime-type="image/png"/></draw:frame><draw:frame draw:style-name="fr1" draw:name="Kép9" text:anchor-type="char" svg:x="-0.143cm" svg:y="13.178cm" svg:width="3.027cm" svg:height="3.027cm" draw:z-index="8"><draw:image xlink:href="Pictures/1000067600000BD200000BD2907F1950BB83E6E1.svg" xlink:type="simple" xlink:show="embed" xlink:actuate="onLoad" loext:mime-type="image/svg+xml"/><draw:image xlink:href="Pictures/10000201000000720000007276BE74B161CAE11D.png" xlink:type="simple" xlink:show="embed" xlink:actuate="onLoad" loext:mime-type="image/png"/></draw:frame><draw:frame draw:style-name="fr1" draw:name="Kép10" text:anchor-type="char" svg:x="4.523cm" svg:y="13.199cm" svg:width="3.027cm" svg:height="3.027cm" draw:z-index="9"><draw:image xlink:href="Pictures/1000067600000BD200000BD24D5F545324949E1B.svg" xlink:type="simple" xlink:show="embed" xlink:actuate="onLoad" loext:mime-type="image/svg+xml"/><draw:image xlink:href="Pictures/1000020100000072000000729ABE0C4ED8C3970C.png" xlink:type="simple" xlink:show="embed" xlink:actuate="onLoad" loext:mime-type="image/png"/></draw:frame><draw:frame draw:style-name="fr1" draw:name="Kép11" text:anchor-type="char" svg:x="9.042cm" svg:y="13.213cm" svg:width="3.027cm" svg:height="3.027cm" draw:z-index="10"><draw:image xlink:href="Pictures/1000067600000BD200000BD2003AE25052725CA2.svg" xlink:type="simple" xlink:show="embed" xlink:actuate="onLoad" loext:mime-type="image/svg+xml"/><draw:image xlink:href="Pictures/100002010000007200000072425FE47349E06983.png" xlink:type="simple" xlink:show="embed" xlink:actuate="onLoad" loext:mime-type="image/png"/></draw:frame><draw:frame draw:style-name="fr1" draw:name="Kép12" text:anchor-type="char" svg:x="13.834cm" svg:y="13.247cm" svg:width="3.027cm" svg:height="3.027cm" draw:z-index="11"><draw:image xlink:href="Pictures/1000067600000BD200000BD2F3F7BC56DA8AA5FE.svg" xlink:type="simple" xlink:show="embed" xlink:actuate="onLoad" loext:mime-type="image/svg+xml"/><draw:image xlink:href="Pictures/10000201000000720000007208BD5007F24F3797.png" xlink:type="simple" xlink:show="embed" xlink:actuate="onLoad" loext:mime-type="image/png"/></draw:frame>1<text:tab/><text:tab/><text:tab/><text:tab/>2<text:tab/><text:tab/><text:tab/><text:tab/>3<text:tab/><text:tab/><text:tab/><text:tab/>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<text:tab/><text:tab/><text:tab/><text:tab/>2<text:tab/><text:tab/><text:tab/><text:tab/>3<text:tab/><text:tab/><text:tab/><text:tab/>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<text:tab/><text:tab/><text:tab/><text:tab/><text:tab/>2<text:tab/><text:tab/><text:tab/>3<text:tab/><text:tab/><text:tab/><text:tab/>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8T19:33:26.867000000</meta:creation-date>
    <meta:print-date>2020-09-18T19:36:36.306000000</meta:print-date>
    <dc:date>2020-09-18T19:59:44.379000000</dc:date>
    <meta:editing-duration>PT16M4S</meta:editing-duration>
    <meta:editing-cycles>5</meta:editing-cycles>
    <meta:generator>LibreOffice/6.4.4.2$Windows_X86_64 LibreOffice_project/3d775be2011f3886db32dfd395a6a6d1ca2630ff</meta:generator>
    <meta:document-statistic meta:table-count="0" meta:image-count="12" meta:object-count="0" meta:page-count="1" meta:paragraph-count="3" meta:word-count="12" meta:character-count="48" meta:non-whitespace-character-count="12"/>
  </office:meta>
</office:document-meta>
</file>